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2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116cm" fo:min-width="3.2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18cm" fo:min-width="0.83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654cm" fo:min-width="6.004cm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.7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4.88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4.766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10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0.526cm" fo:min-width="4.36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4.11cm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Double_20_Dash_20__28_Rounded_29_" svg:stroke-width="0.2cm" svg:stroke-color="#c62828" draw:marker-start-width="0.5cm" draw:marker-end-width="0.5cm" svg:stroke-linecap="round" draw:fill="none" draw:textarea-vertical-align="middle" fo:padding-top="0.225cm" fo:padding-bottom="0.225cm" fo:padding-left="0.35cm" fo:padding-right="0.35cm" loext:decorative="false"/>
    </style:style>
    <style:style style:name="gr17" style:family="graphic" style:parent-style-name="standard">
      <style:graphic-properties draw:fill-color="#ffb74d" draw:textarea-horizontal-align="justify" draw:textarea-vertical-align="middle" draw:auto-grow-height="false" fo:min-height="0.363cm" fo:min-width="2.703cm" loext:decorative="false"/>
      <style:paragraph-properties style:writing-mode="lr-tb"/>
    </style:style>
    <style:style style:name="gr18" style:family="graphic" style:parent-style-name="standard">
      <style:graphic-properties draw:fill-color="#81c784" draw:textarea-horizontal-align="justify" draw:textarea-vertical-align="middle" draw:auto-grow-height="false" fo:min-height="0.363cm" fo:min-width="2.703cm" loext:decorative="false"/>
      <style:paragraph-properties style:writing-mode="lr-tb"/>
    </style:style>
    <style:style style:name="gr19" style:family="graphic" style:parent-style-name="standard">
      <style:graphic-properties draw:fill-color="#81c784" draw:textarea-horizontal-align="justify" draw:textarea-vertical-align="middle" draw:auto-grow-height="false" fo:min-height="0.27cm" fo:min-width="1.89cm" loext:decorative="false"/>
      <style:paragraph-properties style:writing-mode="lr-tb"/>
    </style:style>
    <style:style style:name="gr20" style:family="graphic" style:parent-style-name="standard">
      <style:graphic-properties draw:fill-color="#ffb74d" draw:textarea-horizontal-align="justify" draw:textarea-vertical-align="middle" draw:auto-grow-height="false" fo:min-height="0.24cm" fo:min-width="1.9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loext:graphic-properties draw:fill="none" draw:fill-color="#ffffff"/>
      <style:text-properties fo:color="#8d281e" loext:opacity="100%" style:font-name="IBM Plex Sans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757575" loext:opacity="100%" style:font-name="IBM Plex Sans" fo:font-size="10pt" fo:font-weight="bold" style:font-size-asian="10pt" style:font-size-complex="10pt"/>
    </style:style>
    <style:style style:name="P5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IBM Plex Sans" fo:font-size="14pt" style:font-size-asian="14pt" style:font-size-complex="14pt"/>
    </style:style>
    <style:style style:name="P8" style:family="paragraph">
      <loext:graphic-properties draw:fill="none" draw:fill-color="#ffffff"/>
      <style:text-properties fo:color="#5b277d" loext:opacity="100%" style:font-name="IBM Plex Sans" fo:font-size="10pt" style:font-size-asian="10pt" style:font-size-complex="10pt"/>
    </style:style>
    <style:style style:name="P9" style:family="paragraph">
      <loext:graphic-properties draw:fill="none" draw:fill-color="#ffffff"/>
      <style:text-properties fo:color="#ea7500" loext:opacity="100%" style:font-name="IBM Plex Sans" fo:font-size="12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/>
      <style:text-properties fo:color="#f5f5f5" loext:opacity="100%"/>
    </style:style>
    <style:style style:name="P11" style:family="paragraph">
      <loext:graphic-properties draw:fill-color="#ffb74d"/>
      <style:paragraph-properties fo:text-align="center"/>
      <style:text-properties fo:color="#f5f5f5" loext:opacity="100%" style:font-name="IBM Plex Sans"/>
    </style:style>
    <style:style style:name="P12" style:family="paragraph">
      <loext:graphic-properties draw:fill-color="#81c784"/>
      <style:paragraph-properties fo:text-align="center"/>
      <style:text-properties fo:color="#f5f5f5" loext:opacity="100%" style:font-name="IBM Plex Sans"/>
    </style:style>
    <style:style style:name="T1" style:family="text">
      <style:text-properties fo:color="#8d281e" loext:opacity="100%" style:font-name="IBM Plex Sans" fo:font-size="10.5pt" style:font-size-asian="10.5pt" style:font-size-complex="10.5pt"/>
    </style:style>
    <style:style style:name="T2" style:family="text">
      <style:text-properties fo:color="#757575" loext:opacity="100%" style:font-name="IBM Plex Sans" fo:font-size="10pt" fo:font-weight="bold" style:font-size-asian="10.5pt" style:font-size-complex="10.5pt"/>
    </style:style>
    <style:style style:name="T3" style:family="text">
      <style:text-properties fo:color="#069a2e" loext:opacity="100%" style:font-name="IBM Plex Sans" fo:font-size="10.5pt" style:font-size-asian="10.5pt" style:font-size-complex="10.5pt"/>
    </style:style>
    <style:style style:name="T4" style:family="text">
      <style:text-properties style:font-name="IBM Plex Sans" fo:font-size="10.5pt" style:font-size-asian="10.5pt" style:font-size-complex="10.5pt"/>
    </style:style>
    <style:style style:name="T5" style:family="text">
      <style:text-properties fo:color="#5b277d" loext:opacity="100%" style:font-name="IBM Plex Sans" fo:font-size="10.5pt" style:font-size-asian="10.5pt" style:font-size-complex="10.5pt"/>
    </style:style>
    <style:style style:name="T6" style:family="text">
      <style:text-properties fo:color="#ea7500" loext:opacity="100%" style:font-name="IBM Plex Sans"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color="#f5f5f5" loext:opacity="100%" style:font-name="IBM Plex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4cm" svg:y1="5.22cm" svg:x2="3.6cm" svg:y2="5.22cm">
          <text:p/>
        </draw:line>
        <draw:custom-shape draw:style-name="gr2" draw:text-style-name="P1" draw:layer="layout" svg:width="3.8cm" svg:height="1.4cm" svg:x="1.1cm" svg:y="4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817cm" svg:height="0.751cm" svg:x="0.5cm" svg:y="3.92cm">
          <draw:text-box>
            <text:p><text:span text:style-name="T1">Infrastructure VLAN</text:span></text:p>
          </draw:text-box>
        </draw:frame>
        <draw:custom-shape draw:style-name="gr4" draw:text-style-name="P1" draw:layer="layout" svg:width="1.4cm" svg:height="2.5cm" svg:x="4.3cm" svg:y="4.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6cm" svg:height="3cm" svg:x="9cm" svg:y="0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4cm" svg:y1="5.22cm" svg:x2="1.6cm" svg:y2="5.22cm">
          <text:p/>
        </draw:line>
        <draw:frame draw:style-name="gr6" draw:text-style-name="P4" draw:layer="layout" svg:width="2.295cm" svg:height="1.165cm" svg:x="2.901cm" svg:y="5.821cm">
          <draw:text-box>
            <text:p text:style-name="P3"><text:span text:style-name="T2">Hub</text:span><text:span text:style-name="T2"><text:line-break/></text:span><text:span text:style-name="T2">Router</text:span></text:p>
          </draw:text-box>
        </draw:frame>
        <draw:frame draw:style-name="gr7" draw:text-style-name="P4" draw:layer="layout" svg:width="5.387cm" svg:height="0.751cm" svg:x="10.102cm" svg:y="0.102cm">
          <draw:text-box>
            <text:p text:style-name="P3"><text:span text:style-name="T2">Spoke_1 Router &amp; Hosting VM</text:span></text:p>
          </draw:text-box>
        </draw:frame>
        <draw:custom-shape draw:style-name="gr8" draw:text-style-name="P1" draw:layer="layout" svg:width="5.3cm" svg:height="2.4cm" svg:x="10.1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3.584cm" svg:height="0.751cm" svg:x="12cm" svg:y="0.701cm">
          <draw:text-box>
            <text:p><text:span text:style-name="T3">Container_1 VLAN</text:span></text:p>
          </draw:text-box>
        </draw:frame>
        <draw:connector draw:style-name="gr10" draw:text-style-name="P6" draw:layer="layout" draw:type="line" svg:x1="12.7cm" svg:y1="2.5cm" svg:x2="11.9cm" svg:y2="2.5cm" draw:start-shape="id1" draw:start-glue-point="3" draw:end-shape="id2" draw:end-glue-point="1" svg:d="M12700 2500h-800" svg:viewBox="0 0 801 1">
          <text:p/>
        </draw:connector>
        <draw:frame draw:style-name="gr11" draw:text-style-name="P6" xml:id="id2" draw:id="id2" draw:layer="layout" svg:width="1.2cm" svg:height="1.2cm" svg:x="10.7cm" svg:y="1.9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25cm"/>
          <draw:glue-point draw:id="5" svg:x="5cm" svg:y="-2.433cm"/>
        </draw:frame>
        <draw:connector draw:style-name="gr10" draw:text-style-name="P6" draw:layer="layout" draw:type="line" svg:x1="12.7cm" svg:y1="3.2cm" svg:x2="11.9cm" svg:y2="2.803cm" draw:start-shape="id3" draw:start-glue-point="3" draw:end-shape="id2" draw:end-glue-point="4" svg:d="M12700 3200l-800-397" svg:viewBox="0 0 801 398">
          <text:p/>
        </draw:connector>
        <draw:connector draw:style-name="gr10" draw:text-style-name="P6" draw:layer="layout" draw:type="line" svg:x1="12.7cm" svg:y1="1.8cm" svg:x2="11.9cm" svg:y2="2.209cm" draw:start-shape="id4" draw:start-glue-point="3" draw:end-shape="id2" draw:end-glue-point="5" svg:d="M12700 1800l-800 409" svg:viewBox="0 0 801 410">
          <text:p/>
        </draw:connector>
        <draw:connector draw:style-name="gr10" draw:text-style-name="P6" draw:layer="layout" draw:type="line" svg:x1="10.246cm" svg:y1="2.498cm" svg:x2="10.7cm" svg:y2="2.5cm" draw:end-shape="id2" draw:end-glue-point="3" svg:d="M10246 2498l454 2" svg:viewBox="0 0 455 3">
          <text:p/>
        </draw:connector>
        <draw:frame draw:style-name="gr11" draw:text-style-name="P6" draw:layer="layout" svg:width="1.2cm" svg:height="1.2cm" svg:x="2.4cm" svg:y="4.62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25cm"/>
          <draw:glue-point draw:id="5" svg:x="5cm" svg:y="-2.425cm"/>
        </draw:frame>
        <draw:frame draw:style-name="gr11" draw:text-style-name="P6" draw:layer="layout" svg:width="1.2cm" svg:height="1.2cm" svg:x="0.4cm" svg:y="4.62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6" draw:layer="layout" svg:width="1.2cm" svg:height="1.2cm" svg:x="4.4cm" svg:y="4.62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6" draw:layer="layout" svg:width="1.2cm" svg:height="1.2cm" svg:x="9.1cm" svg:y="1.9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2" draw:text-style-name="P1" draw:layer="layout" svg:width="4.9cm" svg:height="0.81cm" draw:transform="rotate (0.471238898038469) translate (5.003cm 4.4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xml:id="id1" draw:id="id1" draw:layer="layout" svg:width="2.5cm" svg:height="0.6cm" svg:x="12.7cm" svg:y="2.2cm">
          <draw:text-box>
            <text:p><text:span text:style-name="T4">Container1</text:span></text:p>
          </draw:text-box>
        </draw:frame>
        <draw:frame draw:style-name="gr13" draw:text-style-name="P7" xml:id="id4" draw:id="id4" draw:layer="layout" svg:width="2.5cm" svg:height="0.6cm" svg:x="12.7cm" svg:y="1.5cm">
          <draw:text-box>
            <text:p><text:span text:style-name="T4">Container0</text:span></text:p>
          </draw:text-box>
        </draw:frame>
        <draw:frame draw:style-name="gr13" draw:text-style-name="P7" xml:id="id3" draw:id="id3" draw:layer="layout" svg:width="2.5cm" svg:height="0.6cm" svg:x="12.7cm" svg:y="2.9cm">
          <draw:text-box>
            <text:p><text:span text:style-name="T4">Container2</text:span></text:p>
          </draw:text-box>
        </draw:frame>
        <draw:frame draw:style-name="gr3" draw:text-style-name="P8" draw:layer="layout" svg:width="3.817cm" svg:height="0.751cm" draw:transform="rotate (0.471238898038469) translate (5.337cm 4.309cm)">
          <draw:text-box>
            <text:p><text:span text:style-name="T5">Management VLAN</text:span></text:p>
          </draw:text-box>
        </draw:frame>
        <draw:line draw:style-name="gr14" draw:text-style-name="P6" draw:layer="layout" svg:x1="5.444cm" svg:y1="5.634cm" svg:x2="10.033cm" svg:y2="3.296cm">
          <text:p/>
        </draw:line>
        <draw:frame draw:style-name="gr15" draw:text-style-name="P9" draw:layer="layout" svg:width="4.61cm" svg:height="0.708cm" draw:transform="rotate (0.473682358991261) translate (5.309cm 5.032cm)">
          <draw:text-box>
            <text:p><text:span text:style-name="T6">Data VLAN PPPoE Session</text:span></text:p>
          </draw:text-box>
        </draw:frame>
        <draw:line draw:style-name="gr16" draw:text-style-name="P6" draw:layer="layout" svg:x1="8.874cm" svg:y1="0.858cm" svg:x2="10.726cm" svg:y2="4.341cm">
          <text:p/>
        </draw:line>
        <draw:custom-shape draw:style-name="gr17" draw:text-style-name="P11" draw:layer="layout" svg:width="3.569cm" svg:height="1.251cm" draw:transform="skewX (0.0343829862642884) rotate (0.488517657633213) translate (5.5cm 2.475cm)">
          <text:p text:style-name="P10"><text:span text:style-name="T7">inbound</text:span></text:p>
          <draw:enhanced-geometry svg:viewBox="0 0 21600 21600" draw:text-areas="0 ?f0 ?f5 ?f2" draw:mirror-horizontal="false" draw:mirror-vertical="false" draw:type="right-arrow" draw:modifiers="17076.5588003157 5512.067640276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2" draw:layer="layout" svg:width="3.569cm" svg:height="1.251cm" draw:transform="skewX (-0.0343829862642883) rotate (-0.488517657633213) translate (7.348cm 3.4cm)">
          <text:p text:style-name="P10"><text:span text:style-name="T7">outbound</text:span></text:p>
          <draw:enhanced-geometry svg:viewBox="0 0 21600 21600" draw:text-areas="0 ?f0 ?f5 ?f2" draw:mirror-horizontal="true" draw:mirror-vertical="false" draw:type="right-arrow" draw:modifiers="17076.5588003157 5512.067640276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2.77cm" svg:height="1cm" draw:transform="skewX (-0.0300196631343025) translate (10.9cm 3.2cm)">
          <text:p text:style-name="P10"><text:span text:style-name="T7"/></text:p>
          <draw:enhanced-geometry svg:viewBox="0 0 21600 21600" draw:text-areas="0 ?f0 ?f5 ?f2" draw:mirror-horizontal="true" draw:mirror-vertical="false" draw:type="right-arrow" draw:modifiers="15894.9376375642 5179.291553133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1" draw:layer="layout" svg:width="2.774cm" svg:height="1cm" draw:transform="skewX (0.0260054058547155) translate (9.426cm 0.7cm)">
          <text:p text:style-name="P10"><text:span text:style-name="T7"/></text:p>
          <draw:enhanced-geometry svg:viewBox="0 0 21600 21600" draw:text-areas="0 ?f0 ?f5 ?f2" draw:mirror-horizontal="false" draw:mirror-vertical="false" draw:type="right-arrow" draw:modifiers="17076.5588003157 5512.067640276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10-06T15:31:32.350608958</dc:date>
    <dc:creator>Philippe Latu</dc:creator>
    <meta:editing-duration>PT10H32M</meta:editing-duration>
    <meta:editing-cycles>72</meta:editing-cycles>
    <meta:generator>LibreOffice/24.8.2.1$MacOSX_X86_64 LibreOffice_project/0f794b6e29741098670a3b95d60478a65d05ef13</meta:generator>
    <meta:document-statistic meta:object-count="31"/>
  </office:meta>
</office:document-meta>
</file>